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5cm" svg:height="2.7cm" svg:x="8.5cm" svg:y="4.5cm">
          <text:p text:style-name="P1"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cm" svg:height="2.7cm" svg:x="13cm" svg:y="7.7cm">
          <text:p text:style-name="P1">Resour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55cm" svg:y1="2.95cm" svg:x2="15.25cm" svg:y2="7.7cm" draw:start-shape="id1" draw:start-glue-point="1" draw:end-shape="id2" svg:d="M12550 2950h2700v4750" svg:viewBox="0 0 2701 4751">
          <text:p/>
        </draw:connector>
        <draw:custom-shape draw:style-name="gr3" draw:text-style-name="P1" xml:id="id1" draw:id="id1" draw:layer="layout" svg:width="3.6cm" svg:height="0.7cm" svg:x="8.95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1.3cm" svg:x="9.45cm" svg:y="1.3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75cm" svg:y1="3.3cm" svg:x2="10.75cm" svg:y2="4.5cm" draw:start-shape="id1" draw:start-glue-point="2" draw:end-shape="id3" draw:end-glue-point="0" svg:d="M10750 3300v1200" svg:viewBox="0 0 1 1201">
          <text:p/>
        </draw:connector>
        <draw:custom-shape draw:style-name="gr5" draw:text-style-name="P1" xml:id="id4" draw:id="id4" draw:layer="layout" svg:width="4.1cm" svg:height="2.8cm" svg:x="5.7cm" svg:y="8.3cm">
          <text:p text:style-name="P1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13cm" svg:y1="9.05cm" svg:x2="9.8cm" svg:y2="9.7cm" draw:start-shape="id2" draw:start-glue-point="3" draw:end-shape="id4" draw:end-glue-point="8" svg:d="M13000 9050h-1599v650h-1601" svg:viewBox="0 0 3201 651">
          <text:p/>
        </draw:connector>
        <draw:connector draw:style-name="gr6" draw:text-style-name="P1" draw:layer="layout" svg:x1="10.75cm" svg:y1="7.2cm" svg:x2="7.75cm" svg:y2="8.3cm" draw:start-shape="id3" draw:start-glue-point="2" draw:end-shape="id4" svg:d="M10750 7200v550h-3000v550" svg:viewBox="0 0 3001 1101">
          <text:p/>
        </draw:connector>
        <draw:frame draw:style-name="gr7" draw:layer="layout" svg:width="2.335cm" svg:height="2.384cm" svg:x="15.6cm" svg:y="4.3cm">
          <draw:text-box>
            <text:p>Token</text:p>
            <text:p/>
            <text:p>CORS</text:p>
          </draw:text-box>
        </draw:frame>
        <draw:frame draw:style-name="gr8" draw:layer="layout" svg:width="7.3cm" svg:height="0.963cm" svg:x="4.1cm" svg:y="3.4cm">
          <draw:text-box>
            <text:p>HTTP Basic + Cook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3-06T15:12:26.796543249</dc:date>
    <meta:editing-duration>P1DT19H3M42S</meta:editing-duration>
    <meta:editing-cycles>12</meta:editing-cycles>
    <meta:generator>LibreOffice/4.2.6.3$Linux_X86_64 LibreOffice_project/420m0$Build-3</meta:generator>
    <meta:document-statistic meta:object-count="11"/>
  </office:meta>
</office:document-meta>
</file>